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1d081cb" officeooo:paragraph-rsid="01d081cb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1pt" officeooo:rsid="01d081cb" officeooo:paragraph-rsid="01d081cb" style:font-size-asian="9.60000038146973pt" style:font-size-complex="11pt"/>
    </style:style>
    <style:style style:name="P19" style:family="paragraph" style:parent-style-name="Footnote">
      <style:text-properties officeooo:rsid="04ba495b" officeooo:paragraph-rsid="04ba495b"/>
    </style:style>
    <style:style style:name="P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dd5bae" officeooo:paragraph-rsid="01dd5bae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6454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b21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2c924" officeooo:paragraph-rsid="01e2c924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862f1" officeooo:paragraph-rsid="01d862f1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5bae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c28d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16454" officeooo:paragraph-rsid="01e16454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2c924" officeooo:paragraph-rsid="01e2c924" style:font-size-asian="11pt" style:font-style-asian="italic" style:font-size-complex="11pt" style:font-style-complex="italic"/>
    </style:style>
    <style:style style:name="P33" style:family="paragraph" style:parent-style-name="Standard" style:master-page-name="">
      <style:paragraph-properties fo:text-align="center" style:justify-single-word="false" style:page-number="auto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4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1e4b601" style:font-size-asian="11pt" style:font-size-complex="11pt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2c924" officeooo:paragraph-rsid="01e2c924" style:font-size-asian="11pt" style:font-style-asian="normal" style:font-size-complex="11pt" style:font-style-complex="normal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8236f" officeooo:paragraph-rsid="01f47cef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officeooo:rsid="01e9a00e" style:font-style-asian="italic" style:font-style-complex="italic"/>
    </style:style>
    <style:style style:name="T5" style:family="text">
      <style:text-properties fo:font-style="italic" officeooo:rsid="01ec4b51" style:font-style-asian="italic" style:font-style-complex="italic"/>
    </style:style>
    <style:style style:name="T6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471ec6f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70d31c" style:font-style-asian="normal" style:font-style-complex="normal"/>
    </style:style>
    <style:style style:name="T14" style:family="text">
      <style:text-properties fo:font-style="normal" officeooo:rsid="04b865de" style:font-style-asian="normal" style:font-style-complex="normal"/>
    </style:style>
    <style:style style:name="T15" style:family="text">
      <style:text-properties fo:font-style="normal" officeooo:rsid="046d66e3" style:font-style-asian="normal" style:font-style-complex="normal"/>
    </style:style>
    <style:style style:name="T16" style:family="text">
      <style:text-properties fo:font-style="normal" officeooo:rsid="01c8016c" style:font-style-asian="normal" style:font-style-complex="normal"/>
    </style:style>
    <style:style style:name="T17" style:family="text">
      <style:text-properties fo:font-style="normal" officeooo:rsid="01c999da" style:font-style-asian="normal" style:font-style-complex="normal"/>
    </style:style>
    <style:style style:name="T18" style:family="text">
      <style:text-properties fo:font-style="normal" officeooo:rsid="01cb189d" style:font-style-asian="normal" style:font-style-complex="normal"/>
    </style:style>
    <style:style style:name="T19" style:family="text">
      <style:text-properties fo:font-style="normal" officeooo:rsid="01cc9768" style:font-style-asian="normal" style:font-style-complex="normal"/>
    </style:style>
    <style:style style:name="T20" style:family="text">
      <style:text-properties fo:font-style="normal" officeooo:rsid="01ce8464" style:font-style-asian="normal" style:font-style-complex="normal"/>
    </style:style>
    <style:style style:name="T21" style:family="text">
      <style:text-properties fo:font-style="normal" officeooo:rsid="01d18d30" style:font-style-asian="normal" style:font-style-complex="normal"/>
    </style:style>
    <style:style style:name="T22" style:family="text">
      <style:text-properties fo:font-style="normal" officeooo:rsid="01d37f0f" style:font-style-asian="normal" style:font-style-complex="normal"/>
    </style:style>
    <style:style style:name="T23" style:family="text">
      <style:text-properties fo:font-style="normal" officeooo:rsid="01d4e328" style:font-style-asian="normal" style:font-style-complex="normal"/>
    </style:style>
    <style:style style:name="T24" style:family="text">
      <style:text-properties fo:font-style="normal" officeooo:rsid="01d529b0" style:font-style-asian="normal" style:font-style-complex="normal"/>
    </style:style>
    <style:style style:name="T25" style:family="text">
      <style:text-properties fo:font-style="normal" officeooo:rsid="01d71c81" style:font-style-asian="normal" style:font-style-complex="normal"/>
    </style:style>
    <style:style style:name="T26" style:family="text">
      <style:text-properties fo:font-style="normal" officeooo:rsid="01d902dc" style:font-style-asian="normal" style:font-style-complex="normal"/>
    </style:style>
    <style:style style:name="T27" style:family="text">
      <style:text-properties fo:font-style="normal" officeooo:rsid="01d904af" style:font-style-asian="normal" style:font-style-complex="normal"/>
    </style:style>
    <style:style style:name="T28" style:family="text">
      <style:text-properties fo:font-style="normal" officeooo:rsid="01da20e9" style:font-style-asian="normal" style:font-style-complex="normal"/>
    </style:style>
    <style:style style:name="T29" style:family="text">
      <style:text-properties fo:font-style="normal" officeooo:rsid="01db5c46" style:font-style-asian="normal" style:font-style-complex="normal"/>
    </style:style>
    <style:style style:name="T30" style:family="text">
      <style:text-properties fo:font-style="normal" officeooo:rsid="01db9671" style:font-style-asian="normal" style:font-style-complex="normal"/>
    </style:style>
    <style:style style:name="T31" style:family="text">
      <style:text-properties fo:font-style="normal" officeooo:rsid="01ddc28d" style:font-style-asian="normal" style:font-style-complex="normal"/>
    </style:style>
    <style:style style:name="T32" style:family="text">
      <style:text-properties fo:font-style="normal" officeooo:rsid="01dec7d1" style:font-style-asian="normal" style:font-style-complex="normal"/>
    </style:style>
    <style:style style:name="T33" style:family="text">
      <style:text-properties fo:font-style="normal" officeooo:rsid="01e16454" style:font-style-asian="normal" style:font-style-complex="normal"/>
    </style:style>
    <style:style style:name="T34" style:family="text">
      <style:text-properties fo:font-style="normal" officeooo:rsid="01e4b601" style:font-style-asian="normal" style:font-style-complex="normal"/>
    </style:style>
    <style:style style:name="T35" style:family="text">
      <style:text-properties fo:font-style="normal" officeooo:rsid="01e4e24a" style:font-style-asian="normal" style:font-style-complex="normal"/>
    </style:style>
    <style:style style:name="T36" style:family="text">
      <style:text-properties fo:font-style="normal" officeooo:rsid="01e6c08d" style:font-style-asian="normal" style:font-style-complex="normal"/>
    </style:style>
    <style:style style:name="T37" style:family="text">
      <style:text-properties fo:font-style="normal" officeooo:rsid="01e71550" style:font-style-asian="normal" style:font-style-complex="normal"/>
    </style:style>
    <style:style style:name="T38" style:family="text">
      <style:text-properties fo:font-style="normal" officeooo:rsid="01ea3773" style:font-style-asian="normal" style:font-style-complex="normal"/>
    </style:style>
    <style:style style:name="T39" style:family="text">
      <style:text-properties officeooo:rsid="000a14f6"/>
    </style:style>
    <style:style style:name="T40" style:family="text">
      <style:text-properties officeooo:rsid="005714b7"/>
    </style:style>
    <style:style style:name="T41" style:family="text">
      <style:text-properties officeooo:rsid="00880dbe"/>
    </style:style>
    <style:style style:name="T42" style:family="text">
      <style:text-properties officeooo:rsid="007c6d62"/>
    </style:style>
    <style:style style:name="T43" style:family="text">
      <style:text-properties officeooo:rsid="01c4f176"/>
    </style:style>
    <style:style style:name="T44" style:family="text">
      <style:text-properties officeooo:rsid="03b4652d"/>
    </style:style>
    <style:style style:name="T45" style:family="text">
      <style:text-properties officeooo:rsid="04b50477"/>
    </style:style>
    <style:style style:name="T46" style:family="text">
      <style:text-properties officeooo:rsid="0473a949"/>
    </style:style>
    <style:style style:name="T47" style:family="text">
      <style:text-properties officeooo:rsid="0387836c"/>
    </style:style>
    <style:style style:name="T48" style:family="text">
      <style:text-properties officeooo:rsid="0003a8b9"/>
    </style:style>
    <style:style style:name="T49" style:family="text">
      <style:text-properties officeooo:rsid="01c8016c"/>
    </style:style>
    <style:style style:name="T50" style:family="text">
      <style:text-properties officeooo:rsid="03e46f2c"/>
    </style:style>
    <style:style style:name="T51" style:family="text">
      <style:text-properties style:font-name="EB Garamond 12 SC" officeooo:rsid="01d081cb"/>
    </style:style>
    <style:style style:name="T52" style:family="text">
      <style:text-properties officeooo:rsid="01d0de43"/>
    </style:style>
    <style:style style:name="T53" style:family="text">
      <style:text-properties officeooo:rsid="01dff054"/>
    </style:style>
    <style:style style:name="T54" style:family="text">
      <style:text-properties officeooo:rsid="01e16454"/>
    </style:style>
    <style:style style:name="T55" style:family="text">
      <style:text-properties officeooo:rsid="01e1b21f"/>
    </style:style>
    <style:style style:name="T56" style:family="text">
      <style:text-properties officeooo:rsid="01e9a0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43">Esser-</text:span>Skala, 201<text:span text:style-name="T43">9</text:span></text:p>
      <text:p text:style-name="P14"/>
      <text:p text:style-name="P14"/>
      <text:p text:style-name="P9">© 201<text:span text:style-name="T43">9</text:span> by Wolfgang <text:span text:style-name="T43">Esser-</text:span>Skala. This edition is licensed under the Creative Commons Attribution<text:span text:style-name="T41">-NonCommercial-ShareAlike</text:span> 4.0 International License. To view a copy of this license, visit http://creativecommons.org/licenses/by<text:span text:style-name="T42">-nc-sa</text:span>/4.0/. </text:p>
      <text:p text:style-name="P8"/>
      <text:p text:style-name="P10">Music engraving by LilyPond 2.18.0 (http://www.lilypond.org).<text:span text:style-name="T40"><text:line-break/>Front matter</text:span> typeset with EB Garamond (http://www.georgduffner.at/ebgaramond).</text:p>
      <text:p text:style-name="P14"/>
      <text:p text:style-name="P7">First <text:span text:style-name="T43">version</text:span>, <text:span text:style-name="T49">October</text:span> 201<text:span text:style-name="T43">9</text:span></text:p>
      <text:p text:style-name="P17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3">This edition <text:span text:style-name="T8">of the </text:span><text:span text:style-name="T2">S Petrus et S Maria Magdalena</text:span><text:span text:style-name="T8"> </text:span>bases upon <text:span text:style-name="T4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"><text:tab/>http://digital.slub-dresden.de/<text:span text:style-name="T9">id469811064</text:span> (siglum<text:span text:style-name="T46"> </text:span>Mus.2<text:span text:style-name="T49">477</text:span>-<text:span text:style-name="T49">D</text:span>-<text:span text:style-name="T49">7a</text:span>)</text:p>
      <text:p text:style-name="P5"/>
      <text:p text:style-name="P2">In general, this edition closely follows the <text:span text:style-name="T47">manuscript</text:span>. Any changes <text:span text:style-name="T39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16"/>
      <text:p text:style-name="P2"/>
      <text:p text:style-name="P34"><text:span text:style-name="T3">Mov.<text:tab/></text:span><text:span text:style-name="T1">Bar<text:tab/>Staff<text:tab/>Note</text:span><text:span text:style-name="T12"><text:tab/></text:span><text:span text:style-name="T13"><text:line-break/></text:span><text:span text:style-name="T19">1<text:tab/>–<text:tab/>org</text:span><text:span text:style-name="T14"><text:note text:id="ftn1" text:note-class="footnote"><text:note-citation>1</text:note-citation><text:note-body><text:p text:style-name="P19">Abbreviations: Ms, manuscript; org, organ; <text:span text:style-name="T53">Pe, Petrus; r, rest; </text:span>vl, violin<text:span text:style-name="T53">; vla, viola</text:span>.</text:p></text:note-body></text:note></text:span><text:span text:style-name="T19"><text:tab/>in</text:span><text:span text:style-name="T28"> the</text:span><text:span text:style-name="T19"> Ms</text:span><text:span text:style-name="T28">, bass figures only appear in</text:span><text:span text:style-name="T19"> bars 90</text:span><text:span text:style-name="T20">, 91, and 141</text:span><text:span text:style-name="T19"><text:line-break/></text:span><text:span text:style-name="T24">2</text:span><text:span text:style-name="T19"><text:tab/></text:span><text:span text:style-name="T27">–<text:tab/>org<text:tab/>bass figures missing in Ms<text:line-break/><text:tab/></text:span><text:span text:style-name="T17">128</text:span><text:span text:style-name="T14"><text:tab/></text:span><text:span text:style-name="T17">vl 2<text:tab/>1st eighth in Ms unison with vl 1</text:span><text:span text:style-name="T18"><text:line-break/></text:span><text:span text:style-name="T19"><text:tab/></text:span><text:span text:style-name="T18">128<text:tab/>vla<text:tab/>1st quarter in Ms: a4</text:span><text:span text:style-name="T21"><text:line-break/>3<text:tab/>1</text:span><text:span text:style-name="T35">7</text:span><text:span text:style-name="T21"><text:tab/>vl 1, 2<text:tab/>1st quarter in Ms: b′4</text:span><text:span text:style-name="T22"><text:line-break/><text:tab/></text:span><text:span text:style-name="T35">32</text:span><text:span text:style-name="T22"><text:tab/>vl 1<text:tab/>grace note missing in Ms</text:span><text:span text:style-name="T23"><text:line-break/><text:tab/></text:span><text:span text:style-name="T35">109</text:span><text:span text:style-name="T23"><text:tab/>vla<text:tab/>last quarter in Ms: e′4</text:span><text:span text:style-name="T27"><text:line-break/></text:span><text:span text:style-name="T33">5</text:span><text:span text:style-name="T27"><text:tab/>–<text:tab/>org<text:tab/>bass figures missing in Ms</text:span><text:span text:style-name="T32"><text:line-break/></text:span><text:span text:style-name="T29"><text:tab/></text:span><text:span text:style-name="T36">42</text:span><text:span text:style-name="T29"><text:tab/>Pe<text:tab/>grace note missing in </text:span><text:span text:style-name="T30">Ms</text:span><text:span text:style-name="T29"><text:line-break/><text:tab/></text:span><text:span text:style-name="T36">77</text:span><text:span text:style-name="T29"><text:tab/>Pe<text:tab/>grace note missing in </text:span><text:span text:style-name="T30">Ms</text:span><text:span text:style-name="T33"><text:line-break/>6<text:tab/>–<text:tab/>org<text:tab/></text:span><text:span text:style-name="T19">in</text:span><text:span text:style-name="T28"> the</text:span><text:span text:style-name="T19"> Ms</text:span><text:span text:style-name="T28">, bass figures only appear in</text:span><text:span text:style-name="T19"> bar</text:span><text:span text:style-name="T33"> </text:span><text:span text:style-name="T37">11</text:span><text:span text:style-name="T34"><text:line-break/>7<text:tab/>–<text:tab/>org<text:tab/></text:span><text:span text:style-name="T27">bass figures missing in Ms</text:span><text:span text:style-name="T38"><text:line-break/>8<text:tab/>–<text:tab/>org<text:line-break/><text:tab/>20<text:tab/>Pe<text:tab/>8th sixteenth in Ms: ais′16</text:span><text:span text:style-name="T25"><text:line-break/></text:span><text:span text:style-name="T15"><text:line-break/><text:line-break/><text:line-break/></text:span><text:span text:style-name="T48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6"/>
      <text:p text:style-name="P6"/>
      <text:p text:style-name="P6"><text:span text:style-name="T10">Salzburg, </text:span><text:span text:style-name="T16">October</text:span><text:span text:style-name="T10"> 201</text:span><text:span text:style-name="T11">9</text:span><text:line-break/>Wolfgang <text:span text:style-name="T44">Esser-</text:span>Skala</text:p>
      <text:p text:style-name="P18"/>
      <text:p text:style-name="P33"><text:line-break/>C O N T E N T S</text:p>
      <text:p text:style-name="P11"/>
      <text:p text:style-name="P12">1<text:tab/><text:span text:style-name="T51">p a r s <text:s text:c="2"/>p r i m a</text:span></text:p>
      <text:p text:style-name="P13"><text:line-break/></text:p>
      <text:p text:style-name="P20"><text:span text:style-name="T6">1<text:tab/></text:span><text:span text:style-name="T7">Introduzione<text:tab/>1<text:line-break/></text:span><text:span text:style-name="T50"><text:line-break/></text:span></text:p>
      <text:p text:style-name="P26">2<text:tab/><text:span text:style-name="T52">Arioso e recitativo: </text:span>Plange, o miserum cor<text:tab/>1<text:line-break/><text:span text:style-name="T10"><text:line-break/></text:span>Petrus<text:span text:style-name="T10"> <text:tab/>Plange, o miserum cor. <text:line-break/><text:tab/>Lacrymis tuis novae succedant lacrymae: <text:line-break/><text:tab/>Ceſsabis quando delictum tuum plene lavabis. <text:line-break/><text:tab/>Respicientem ad huc video Magistrum meum. <text:line-break/><text:tab/>Quis horror! <text:line-break/><text:tab/>Qualis umbra diem rapit! <text:line-break/><text:tab/>Terra, oh Deus, terra tremit: <text:line-break/><text:tab/>Mons ruina minatur. Quae portenta! <text:line-break/><text:tab/>Ah, quid affers, o Mulier? <text:line-break/><text:line-break/></text:span>Maria Jacobe<text:span text:style-name="T10"><text:tab/> Nonne sentis, Petre? <text:line-break/><text:tab/>Moritur Jesus, moritur alto stipiti affixus. <text:line-break/><text:line-break/></text:span>Petrus<text:span text:style-name="T10"> <text:tab/>O peccatum, o mors Domini mei! <text:line-break/><text:tab/>Immensus vere in nos est Amor Dei. <text:line-break/><text:line-break/></text:span>M. Jacobe<text:span text:style-name="T10"><text:tab/>Languentem vidia longe sanguine circumfusum. <text:line-break/><text:tab/>Faciem illam divinam vidi pallore aspersam. <text:line-break/><text:tab/>Prae dolore oculus meus defecit: <text:line-break/><text:tab/>Tristem reliqui sedem, et egre potui afflicta huc ferre pedem.<text:line-break/></text:span></text:p>
      <text:p text:style-name="P25"/>
      <text:p text:style-name="P27">3<text:tab/><text:span text:style-name="T52">Aria: </text:span>Crucifixum si videres<text:tab/>1<text:span text:style-name="T10"><text:line-break/><text:line-break/></text:span>M. Jacobe<text:span text:style-name="T10"><text:tab/>Crucifixum si videres, <text:line-break/><text:tab/>certe magis Petre fleres <text:line-break/><text:tab/>ob tormenta Redemptoris, <text:line-break/><text:tab/>dirae penae, amara mors. <text:line-break/><text:tab/>A quo sanguine fit munda <text:line-break/><text:tab/>culpa tua mortalis homo! <text:line-break/><text:tab/>A quo planctu fit jucunda <text:line-break/><text:tab/>tam funesta nostra sors?</text:span></text:p>
      <text:p text:style-name="P27"/>
      <text:p text:style-name="P27"/>
      <text:p text:style-name="P28">4<text:tab/>Recitativo: Eamus<text:tab/>1</text:p>
      <text:p text:style-name="P28"/>
      <text:p text:style-name="P28"><text:span text:style-name="T10"><text:tab/></text:span>Petrus<text:span text:style-name="T10"><text:tab/>Eamus.</text:span></text:p>
      <text:p text:style-name="P28"/>
      <text:p text:style-name="P28"><text:span text:style-name="T10"><text:tab/></text:span>M. Jacobe<text:span text:style-name="T10"><text:tab/>Siste, o Petre. Quo vadis? Noli exire.<text:line-break/><text:tab/>Impiae turbae te querunt. Ah, te nobis conserva.<text:line-break/><text:line-break/></text:span>Petrus<text:span text:style-name="T10"><text:tab/>Sisto, et altum contemplor in me decretum Dei.<text:line-break/></text:span><text:soft-page-break/><text:span text:style-name="T10">Fervido corde mortem tamen imploro:</text:span><text:span text:style-name="T26"><text:line-break/></text:span><text:span text:style-name="T10">Sequi Magistrum meum opto, et exoro.</text:span></text:p>
      <text:p text:style-name="P28"/>
      <text:p text:style-name="P28"/>
      <text:p text:style-name="P29"><text:span text:style-name="T54">5</text:span><text:tab/>Aria: Mea tormenta properate<text:tab/>1</text:p>
      <text:p text:style-name="P28"/>
      <text:p text:style-name="P30"><text:span text:style-name="T10"><text:tab/></text:span>Petrus<text:span text:style-name="T10"><text:tab/>Mea tormenta, properate</text:span><text:span text:style-name="T31">!<text:line-break/><text:tab/>U</text:span><text:span text:style-name="T10">bi sunt flagella et caedes?</text:span></text:p>
      <text:p text:style-name="P21"><text:tab/><text:tab/>Crucem quaero, crucem date, volo mori, o Deus, in te.</text:p>
      <text:p text:style-name="P21"><text:tab/><text:tab/>Jesu mi, si me vocasti sancta facie tua serena,</text:p>
      <text:p text:style-name="P21"><text:tab/><text:tab/>in tua cruce, et in tua poena, Jesu, care voca me.</text:p>
      <text:p text:style-name="P21"/>
      <text:p text:style-name="P21"/>
      <text:p text:style-name="P31">6<text:tab/>Recitativo: Petre, extolle<text:tab/>1</text:p>
      <text:p text:style-name="P22"/>
      <text:p text:style-name="P23"><text:tab/><text:span text:style-name="T1">M. Jacobe</text:span><text:tab/>Petre, extolle parumper dejectam faciem tuam.<text:line-break/><text:tab/>Accedit, vide, accedit Magdalena, et altera Maria.<text:line-break/><text:tab/>Narrabunt istae plene Domini mortem, et portenta.<text:line-break/><text:line-break/><text:span text:style-name="T1">Petrus</text:span><text:tab/><text:span text:style-name="T55">Alti doloris mei nova argumenta.</text:span></text:p>
      <text:p text:style-name="P23"/>
      <text:p text:style-name="P23"/>
      <text:p text:style-name="P32">7<text:tab/>Terzetto: Amor meus in cruce languet<text:tab/>1</text:p>
      <text:p text:style-name="P24"/>
      <text:p text:style-name="P24"><text:tab/><text:span text:style-name="T1">Maria</text:span><text:tab/>Amor meus in cruce languet.<text:line-break/><text:span text:style-name="T1">Magdalena</text:span><text:tab/>Filiae Sion, cum me plorate.<text:line-break/><text:tab/>Ah!, non taceat vestrum cor.<text:line-break/><text:line-break/><text:span text:style-name="T1">M. Jacobe</text:span><text:tab/>Ah!, non taceat nostrum cor.<text:line-break/><text:span text:style-name="T1">M. Salome</text:span><text:tab/>Ah!, non taceat nostrum cor.</text:p>
      <text:p text:style-name="P24"/>
      <text:p text:style-name="P24"/>
      <text:p text:style-name="P36"><text:span text:style-name="T1">8<text:tab/>Recitativo/Arioso: Piae mulieres ceſsate<text:tab/>1</text:span><text:line-break/><text:line-break/><text:span text:style-name="T1">Petrus</text:span><text:tab/>Piae mulieres ceſsate;<text:line-break/><text:tab/>ingrato cordi meo solum debentur lacrymae.<text:span text:style-name="T56"><text:line-break/><text:line-break/></text:span><text:span text:style-name="T4">M</text:span><text:span text:style-name="T5">. M.</text:span><text:span text:style-name="T56"><text:tab/>Petre, quis unquam erit mihi doloris modus?<text:line-break/><text:tab/>Extincta est alma lux, Magister meus.<text:line-break/><text:tab/>Misera, desolata, pacem amplius non spero,<text:line-break/><text:tab/>et semper in mea pena infelix ero.<text:line-break/><text:line-break/></text:span><text:span text:style-name="T4">Petrus</text:span><text:span text:style-name="T56"><text:tab/>Mihi sit dolor maximus, infinitus, quale peccatum meum.<text:line-break/><text:tab/>Tu fortunata Dominum audivisti culpas tuas remittentem.<text:line-break/><text:line-break/></text:span><text:span text:style-name="T4">M. M.</text:span><text:span text:style-name="T56"><text:tab/>Oh dulce reministi!<text:line-break/><text:line-break/></text:span><text:span text:style-name="T4">Petrus</text:span><text:span text:style-name="T56"><text:tab/>Vade in pace, dixit benignus tibi.<text:line-break/><text:line-break/></text:span><text:span text:style-name="T4">M. M.</text:span><text:span text:style-name="T56"><text:tab/>Oh Petre tace.<text:line-break/><text:tab/>Ex tanto Dei favore augentur mea tormenta.<text:line-break/><text:tab/>Clemens ille, ego ingrata, ego rea,<text:line-break/><text:tab/>subit ille crudeliſsimas poenas.<text:line-break/><text:line-break/></text:span><text:span text:style-name="T4">Petrus</text:span><text:span text:style-name="T56"><text:tab/>Amor, divinus amor vere stat contra me.<text:line-break/></text:span><text:soft-page-break/><text:span text:style-name="T56"><text:tab/>Cor meum infidum resistere non valet, et horrescit.<text:line-break/><text:tab/>Nunquam ceſsate lacrymae, amarae lacrymae stillate.<text:line-break/><text:line-break/></text:span><text:span text:style-name="T4">M. M.</text:span><text:span text:style-name="T56"><text:tab/>Amarae lacrymae stillate.<text:line-break/><text:line-break/></text:span><text:span text:style-name="T4">M. Salome</text:span><text:span text:style-name="T56"><text:tab/>Huc respice, o peccator.<text:line-break/><text:tab/>Considera quo planctu Christi mortem<text:line-break/><text:tab/>sequuntur animae Deo dilecte.<text:line-break/><text:tab/>Ah, disce flere a Petro, a Magdalena, et poenite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26T23:13:39.997215028</dc:date>
    <dc:creator>Wolfgang Skala</dc:creator>
    <meta:editing-duration>P5DT3H17M36S</meta:editing-duration>
    <meta:editing-cycles>456</meta:editing-cycles>
    <meta:generator>LibreOffice/4.2.8.2$Linux_X86_64 LibreOffice_project/420m0$Build-2</meta:generator>
    <meta:document-statistic meta:table-count="0" meta:image-count="1" meta:object-count="0" meta:page-count="6" meta:paragraph-count="30" meta:word-count="821" meta:character-count="5168" meta:non-whitespace-character-count="4246"/>
  </office:meta>
</office:document-meta>
</file>